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fo:font-size="10pt" officeooo:rsid="000ee933" officeooo:paragraph-rsid="000ee933" style:font-size-asian="10pt" style:font-size-complex="10pt"/>
    </style:style>
    <style:style style:name="P4" style:family="paragraph" style:parent-style-name="Standard">
      <style:text-properties style:font-name="Droid Sans1" fo:font-size="10pt" officeooo:rsid="0013486b" officeooo:paragraph-rsid="0013486b" style:font-size-asian="10pt" style:font-size-complex="10pt"/>
    </style:style>
    <style:style style:name="P5" style:family="paragraph" style:parent-style-name="Standard">
      <style:text-properties officeooo:rsid="0013486b" officeooo:paragraph-rsid="0013486b"/>
    </style:style>
    <style:style style:name="P6" style:family="paragraph" style:parent-style-name="Standard">
      <style:text-properties style:font-name="Droid Sans1" fo:font-size="10pt" fo:font-weight="bold" officeooo:rsid="00176d7c" officeooo:paragraph-rsid="001384ef" style:font-size-asian="10pt" style:font-weight-asian="bold" style:font-size-complex="10pt" style:font-weight-complex="bold"/>
    </style:style>
    <style:style style:name="T1" style:family="text">
      <style:text-properties style:font-name="Droid Sans1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adaptador USB-GPIB</text:p>
      <text:p text:style-name="P3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3">a partir de esta se logro configurar el adaṕtador USB/GPIB114</text:p>
      <text:p text:style-name="P3"/>
      <text:p text:style-name="P4">Hay que cargar el firmware cada vez que se conecta el adaptado GPIB, la solucion esta aca</text:p>
      <text:p text:style-name="P5"><text:a xlink:type="simple" xlink:href="http://www.hccc.org.uk/gpib.html" text:style-name="Internet_20_link" text:visited-style-name="Visited_20_Internet_20_Link"><text:span text:style-name="T1">http://www.hccc.org.uk/gpib.html</text:span></text:a></text:p>
      <text:p text:style-name="P4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5-18T11:53:49.558763131</dc:date>
    <meta:editing-duration>PT4H25M35S</meta:editing-duration>
    <meta:editing-cycles>6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6" meta:word-count="44" meta:character-count="356" meta:non-whitespace-character-count="317"/>
  </office:meta>
</office:document-meta>
</file>